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officeooo:rsid="000bd87c" officeooo:paragraph-rsid="000bd87c" style:font-size-asian="10.5pt" style:font-size-complex="12pt"/>
    </style:style>
    <style:style style:name="P3" style:family="paragraph" style:parent-style-name="Standard" style:list-style-name="L1">
      <style:text-properties fo:font-size="12pt" officeooo:rsid="000bd87c" officeooo:paragraph-rsid="000bd87c" style:font-size-asian="10.5pt" style:font-size-complex="12pt"/>
    </style:style>
    <style:style style:name="P4" style:family="paragraph" style:parent-style-name="Standard" style:list-style-name="L2">
      <style:text-properties fo:font-size="12pt" officeooo:rsid="000bd87c" officeooo:paragraph-rsid="000bd87c" style:font-size-asian="10.5pt" style:font-size-complex="12pt"/>
    </style:style>
    <style:style style:name="P5" style:family="paragraph" style:parent-style-name="Standard" style:list-style-name="L3">
      <style:text-properties fo:font-size="12pt" officeooo:rsid="000bd87c" officeooo:paragraph-rsid="000bd87c" style:font-size-asian="10.5pt" style:font-size-complex="12pt"/>
    </style:style>
    <style:style style:name="P6" style:family="paragraph" style:parent-style-name="Standard" style:list-style-name="L4">
      <style:text-properties fo:font-size="12pt" officeooo:rsid="000bd87c" officeooo:paragraph-rsid="000bd87c" style:font-size-asian="10.5pt" style:font-size-complex="12pt"/>
    </style:style>
    <style:style style:name="P7" style:family="paragraph" style:parent-style-name="Standard" style:list-style-name="L5">
      <style:text-properties fo:font-size="12pt" officeooo:rsid="000bd87c" officeooo:paragraph-rsid="000bd87c" style:font-size-asian="10.5pt" style:font-size-complex="12pt"/>
    </style:style>
    <style:style style:name="P8" style:family="paragraph" style:parent-style-name="Standard" style:list-style-name="L6">
      <style:text-properties fo:font-size="12pt" fo:font-weight="normal" officeooo:rsid="000bd87c" officeooo:paragraph-rsid="000bd87c" style:font-size-asian="10.5pt" style:font-weight-asian="normal" style:font-size-complex="12pt" style:font-weight-complex="normal"/>
    </style:style>
    <style:style style:name="P9" style:family="paragraph" style:parent-style-name="Standard" style:list-style-name="L6">
      <style:text-properties fo:font-size="12pt" fo:font-weight="normal" officeooo:rsid="000d8712" officeooo:paragraph-rsid="000d8712"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0d871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vascript</text:span> is a single-threaded non-blocking language</text:p>
      <text:p text:style-name="P1"/>
      <text:p text:style-name="P2">The Javascript Runtime Environment consists of:</text:p>
      <text:list text:style-name="L1">
        <text:list-item>
          <text:p text:style-name="P3">Heap </text:p>
        </text:list-item>
      </text:list>
      <text:list text:style-name="L2">
        <text:list-item>
          <text:list>
            <text:list-item>
              <text:p text:style-name="P4">Handles Memory Allocation (the programmer does not have to)</text:p>
            </text:list-item>
          </text:list>
        </text:list-item>
        <text:list-item>
          <text:p text:style-name="P4">Call Stack</text:p>
          <text:list>
            <text:list-item>
              <text:p text:style-name="P4">Since Javascript is single-threaded, the Call Stack can only execute one piece of code at a time in its single thread (code is executed and then it pops off of the call stack)</text:p>
            </text:list-item>
          </text:list>
        </text:list-item>
      </text:list>
      <text:p text:style-name="P2"/>
      <text:p text:style-name="P2"><text:span text:style-name="T1">Tools</text:span> that are not part of Javascript but work along with it (in the browser) to give it <text:span text:style-name="T1">asynchronous powers</text:span> (WebAPIs, Task Queue, Event Loop) and <text:span text:style-name="T1">multitask</text:span>:</text:p>
      <text:list text:style-name="L3">
        <text:list-item>
          <text:p text:style-name="P5">setTimeout</text:p>
        </text:list-item>
        <text:list-item>
          <text:p text:style-name="P5">setInterval</text:p>
        </text:list-item>
        <text:list-item>
          <text:p text:style-name="P5">Fetching Data across the Network</text:p>
        </text:list-item>
        <text:list-item>
          <text:p text:style-name="P5">Promises</text:p>
        </text:list-item>
      </text:list>
      <text:p text:style-name="P2"/>
      <text:p text:style-name="P2">What is the <text:span text:style-name="T1">Event Loop</text:span>:</text:p>
      <text:list text:style-name="L4">
        <text:list-item>
          <text:p text:style-name="P6">Its job is to keep an eye at the task queue and the call stack and when the stack is empty, it will grab the task from the top of the task queue and push it to the stack</text:p>
        </text:list-item>
      </text:list>
      <text:p text:style-name="P2"/>
      <text:p text:style-name="P2">What are the <text:span text:style-name="T1">WebAPIs</text:span>:</text:p>
      <text:list text:style-name="L5">
        <text:list-item>
          <text:p text:style-name="P7">They are provided by the browser</text:p>
        </text:list-item>
        <text:list-item>
          <text:p text:style-name="P7">They are not part of Javascript</text:p>
        </text:list-item>
        <text:list-item>
          <text:p text:style-name="P7">They have functionality for DOM Manipulation, Data Requests, Timers and more</text:p>
        </text:list-item>
      </text:list>
      <text:p text:style-name="P2"/>
      <text:p text:style-name="P2"><text:span text:style-name="T2">What is the </text:span><text:span text:style-name="T3">Task Queue:</text:span></text:p>
      <text:list text:style-name="L6">
        <text:list-item>
          <text:p text:style-name="P8"><text:span text:style-name="T2">The </text:span><text:span text:style-name="T3">Task Queue</text:span><text:span text:style-name="T2"> is one of the basic mechanisms of Javascript in the browser and </text:span><text:span text:style-name="T3">works in conjunction with the Event Loop</text:span><text:span text:style-name="T2">. </text:span><text:span text:style-name="T4">Let’s explain it in more details:</text:span></text:p>
          <text:list>
            <text:list-item>
              <text:p text:style-name="P9"><text:span text:style-name="T2">When you call an asynchronous <text:s/>function (eg setTimeout, fetch or an event listener), it passes to the </text:span><text:span text:style-name="T3">Web APIs mechanism</text:span><text:span text:style-name="T2">, which runs independently of the main thread</text:span></text:p>
            </text:list-item>
            <text:list-item>
              <text:p text:style-name="P9"><text:span text:style-name="T2">When the </text:span><text:span text:style-name="T3">Web API</text:span><text:span text:style-name="T2"> </text:span><text:span text:style-name="T3">completes its work</text:span><text:span text:style-name="T2"> (eg timeout in setTimeout or fetching data from the network via fetch), the corresponding callback function is not executed immediately. Instead, the </text:span><text:span text:style-name="T3">callback is placed in the Task Queue</text:span><text:span text:style-name="T2"> (Task Completion)</text:span></text:p>
            </text:list-item>
            <text:list-item>
              <text:p text:style-name="P9"><text:span text:style-name="T2">The </text:span><text:span text:style-name="T3">Event Loop</text:span><text:span text:style-name="T2"> monitors whether the </text:span><text:span text:style-name="T3">Call Stack</text:span><text:span text:style-name="T2"> (the main execution stack) is empty. Once the </text:span><text:span text:style-name="T3">Call Stack</text:span><text:span text:style-name="T2"> is empty, the</text:span><text:span text:style-name="T3"> Event Loop</text:span><text:span text:style-name="T2"> transfers the next operation from the </text:span><text:span text:style-name="T3">Task Queue</text:span><text:span text:style-name="T2"> to the </text:span><text:span text:style-name="T3">Call Stack</text:span><text:span text:style-name="T2"> for execution</text:span></text:p>
            </text:list-item>
          </text:list>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2T10:11:14.585000000</meta:creation-date>
    <dc:date>2025-01-22T10:28:06.170000000</dc:date>
    <meta:editing-duration>PT6M11S</meta:editing-duration>
    <meta:editing-cycles>1</meta:editing-cycles>
    <meta:document-statistic meta:table-count="0" meta:image-count="0" meta:object-count="0" meta:page-count="1" meta:paragraph-count="22" meta:word-count="314" meta:character-count="1726" meta:non-whitespace-character-count="1448"/>
    <meta:generator>LibreOffice/24.8.4.2$Windows_X86_64 LibreOffice_project/bb3cfa12c7b1bf994ecc5649a80400d06cd71002</meta:generator>
  </office:meta>
</office:document-meta>
</file>